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638in"/>
    </style:style>
    <style:style style:name="co2" style:family="table-column">
      <style:table-column-properties fo:break-before="auto" style:column-width="1.8862in"/>
    </style:style>
    <style:style style:name="co3" style:family="table-column">
      <style:table-column-properties fo:break-before="auto" style:column-width="0.31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13">
            <text:p>-1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13">
            <text:p>-1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13">
            <text:p>-1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17">
            <text:p>-17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18">
            <text:p>-18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18">
            <text:p>-18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18">
            <text:p>-18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18">
            <text:p>-18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18">
            <text:p>-18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18">
            <text:p>-18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19">
            <text:p>-19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Quantum Cost Improvement</text:p>
          </table:table-cell>
          <table:table-cell office:value-type="float" office:value="-19">
            <text:p>-19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19">
            <text:p>-19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19">
            <text:p>-19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20">
            <text:p>-20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Quantum Cost Improvement</text:p>
          </table:table-cell>
          <table:table-cell office:value-type="float" office:value="-20">
            <text:p>-20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20">
            <text:p>-2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22">
            <text:p>-2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Quantum Cost Improvement</text:p>
          </table:table-cell>
          <table:table-cell office:value-type="float" office:value="-22">
            <text:p>-2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24">
            <text:p>-24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Quantum Cost Improvement</text:p>
          </table:table-cell>
          <table:table-cell office:value-type="float" office:value="-24">
            <text:p>-24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Quantum Cost Improvement</text:p>
          </table:table-cell>
          <table:table-cell office:value-type="float" office:value="-24">
            <text:p>-24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Quantum Cost Improvement</text:p>
          </table:table-cell>
          <table:table-cell office:value-type="float" office:value="-27">
            <text:p>-27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Quantum Cost Improvement</text:p>
          </table:table-cell>
          <table:table-cell office:value-type="float" office:value="-28">
            <text:p>-28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Quantum Cost Improvement</text:p>
          </table:table-cell>
          <table:table-cell office:value-type="float" office:value="-28">
            <text:p>-28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Quantum Cost Improvement</text:p>
          </table:table-cell>
          <table:table-cell office:value-type="float" office:value="-28">
            <text:p>-28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4gt11_83/o/4gt11_83.o.17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</table:table>
      <table:database-ranges>
        <table:database-range table:name="__Anonymous_Sheet_DB__0" table:target-range-address="Sheet1.A1:Sheet1.C2040" table:contains-header="false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4/15/2013</text:date>, <text:time>18:0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5T18:04:31</dc:date>
    <dc:creator>Rio Lowry</dc:creator>
    <meta:document-statistic meta:table-count="1" meta:cell-count="6120" meta:object-count="0"/>
    <meta:generator>LibreOffice/3.4$Unix LibreOffice_project/340m1$Build-502</meta:generator>
  </office:meta>
</office:document-meta>
</file>